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fo:font-weight="bold" officeooo:rsid="001708df" officeooo:paragraph-rsid="0041ae79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Consolas" fo:font-size="9pt" fo:font-weight="bold" officeooo:rsid="001708df" officeooo:paragraph-rsid="005f16bb" style:font-size-asian="9pt" style:font-weight-asian="bold" style:font-size-complex="9pt" style:font-weight-complex="bold"/>
    </style:style>
    <style:style style:name="P3" style:family="paragraph" style:parent-style-name="Standard">
      <style:text-properties style:font-name="Consolas" fo:font-size="9pt" fo:font-weight="bold" officeooo:rsid="001708df" officeooo:paragraph-rsid="0062f33b" style:font-size-asian="9pt" style:font-weight-asian="bold" style:font-size-complex="9pt" style:font-weight-complex="bold"/>
    </style:style>
    <style:style style:name="P4" style:family="paragraph" style:parent-style-name="Standard">
      <style:text-properties style:font-name="Consolas" fo:font-size="9pt" fo:font-weight="bold" officeooo:rsid="001708df" officeooo:paragraph-rsid="0072bd91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Consolas" fo:font-size="9pt" fo:font-weight="bold" officeooo:rsid="001708df" officeooo:paragraph-rsid="00742f18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Consolas" fo:font-size="9pt" fo:font-weight="bold" officeooo:rsid="001708df" officeooo:paragraph-rsid="007b1e5f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Consolas" fo:font-size="9pt" fo:font-weight="bold" officeooo:rsid="003d2e6d" officeooo:paragraph-rsid="005f3484" style:font-size-asian="9pt" style:font-weight-asian="bold" style:font-size-complex="9pt" style:font-weight-complex="bold"/>
    </style:style>
    <style:style style:name="P8" style:family="paragraph" style:parent-style-name="Standard">
      <style:text-properties style:font-name="Consolas" fo:font-size="9pt" fo:font-weight="bold" officeooo:rsid="003d2e6d" officeooo:paragraph-rsid="00610b81" style:font-size-asian="9pt" style:font-weight-asian="bold" style:font-size-complex="9pt" style:font-weight-complex="bold"/>
    </style:style>
    <style:style style:name="P9" style:family="paragraph" style:parent-style-name="Standard">
      <style:text-properties style:font-name="Consolas" fo:font-size="9pt" fo:font-weight="bold" officeooo:rsid="003d2e6d" officeooo:paragraph-rsid="007b1e5f" style:font-size-asian="9pt" style:font-weight-asian="bold" style:font-size-complex="9pt" style:font-weight-complex="bold"/>
    </style:style>
    <style:style style:name="P10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3d2e6d" officeooo:paragraph-rsid="0045e98c" style:font-size-asian="9pt" style:font-weight-asian="bold" style:font-size-complex="9pt" style:font-weight-complex="bold"/>
    </style:style>
    <style:style style:name="P11" style:family="paragraph" style:parent-style-name="Standard">
      <style:text-properties style:font-name="Consolas" fo:font-size="9pt" style:text-underline-style="none" fo:font-weight="bold" officeooo:rsid="00200af4" officeooo:paragraph-rsid="006ed87e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end" style:justify-single-word="false" fo:break-before="column"/>
      <style:text-properties style:font-name="Consolas" fo:font-size="9pt" style:text-underline-style="none" fo:font-weight="bold" officeooo:rsid="00200af4" officeooo:paragraph-rsid="0041ae79" style:font-size-asian="9pt" style:font-weight-asian="bold" style:font-size-complex="9pt" style:font-weight-complex="bold"/>
    </style:style>
    <style:style style:name="P14" style:family="paragraph">
      <loext:graphic-properties draw:fill-color="#ffffff"/>
      <style:text-properties style:font-name="Consola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00af4"/>
    </style:style>
    <style:style style:name="T2" style:family="text">
      <style:text-properties officeooo:rsid="00377b4e"/>
    </style:style>
    <style:style style:name="T3" style:family="text">
      <style:text-properties style:text-underline-style="solid" style:text-underline-width="auto" style:text-underline-color="font-color" officeooo:rsid="003d2e6d"/>
    </style:style>
    <style:style style:name="T4" style:family="text">
      <style:text-properties style:text-underline-style="solid" style:text-underline-width="auto" style:text-underline-color="font-color" officeooo:rsid="003ecac0"/>
    </style:style>
    <style:style style:name="T5" style:family="text">
      <style:text-properties officeooo:rsid="003d2e6d"/>
    </style:style>
    <style:style style:name="T6" style:family="text">
      <style:text-properties officeooo:rsid="003ecac0"/>
    </style:style>
    <style:style style:name="T7" style:family="text">
      <style:text-properties officeooo:rsid="003fd1c6"/>
    </style:style>
    <style:style style:name="T8" style:family="text">
      <style:text-properties officeooo:rsid="004a2f46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2a8c26" style:font-size-asian="11pt" style:font-size-complex="11pt"/>
    </style:style>
    <style:style style:name="T11" style:family="text">
      <style:text-properties fo:font-size="11pt" officeooo:rsid="003ecac0" style:font-size-asian="11pt" style:font-size-complex="11pt"/>
    </style:style>
    <style:style style:name="T12" style:family="text">
      <style:text-properties fo:font-size="11pt" officeooo:rsid="00377b4e" style:font-size-asian="11pt" style:font-size-complex="11pt"/>
    </style:style>
    <style:style style:name="T13" style:family="text">
      <style:text-properties fo:font-size="11pt" officeooo:rsid="005dfbbe" style:font-size-asian="11pt" style:font-size-complex="11pt"/>
    </style:style>
    <style:style style:name="T14" style:family="text">
      <style:text-properties fo:font-size="11pt" officeooo:rsid="001708df" style:font-size-asian="11pt" style:font-size-complex="11pt"/>
    </style:style>
    <style:style style:name="T15" style:family="text">
      <style:text-properties fo:font-size="11pt" style:text-underline-style="none" officeooo:rsid="003d2e6d" style:font-size-asian="11pt" style:font-size-complex="11pt"/>
    </style:style>
    <style:style style:name="T16" style:family="text">
      <style:text-properties fo:font-size="11pt" style:text-underline-style="none" officeooo:rsid="005dfbbe" style:font-size-asian="11pt" style:font-size-complex="11pt"/>
    </style:style>
    <style:style style:name="T17" style:family="text">
      <style:text-properties fo:font-size="5pt" style:font-size-asian="5pt" style:font-size-complex="5pt"/>
    </style:style>
    <style:style style:name="T18" style:family="text">
      <style:text-properties fo:font-size="5pt" officeooo:rsid="001708df" style:font-size-asian="5pt" style:font-size-complex="5pt"/>
    </style:style>
    <style:style style:name="T19" style:family="text">
      <style:text-properties fo:font-size="5pt" officeooo:rsid="003fd1c6" style:font-size-asian="5pt" style:font-size-complex="5pt"/>
    </style:style>
    <style:style style:name="T20" style:family="text">
      <style:text-properties fo:font-size="5pt" style:text-underline-style="none" officeooo:rsid="003d2e6d" style:font-size-asian="5pt" style:font-size-complex="5pt"/>
    </style:style>
    <style:style style:name="T21" style:family="text">
      <style:text-properties officeooo:rsid="001708df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5f3484" style:font-style-asian="italic" style:font-style-complex="italic"/>
    </style:style>
    <style:style style:name="T24" style:family="text">
      <style:text-properties fo:font-style="italic" officeooo:rsid="003d2e6d" style:font-style-asian="italic" style:font-style-complex="italic"/>
    </style:style>
    <style:style style:name="T25" style:family="text">
      <style:text-properties officeooo:rsid="007a08b7"/>
    </style:style>
    <style:style style:name="T26" style:family="text">
      <style:text-properties style:text-underline-style="none"/>
    </style:style>
    <style:style style:name="T27" style:family="text">
      <style:text-properties style:text-underline-style="none" officeooo:rsid="003d2e6d"/>
    </style:style>
    <style:style style:name="T28" style:family="text">
      <style:text-properties style:text-underline-style="none" officeooo:rsid="00200af4"/>
    </style:style>
    <style:style style:name="T29" style:family="text">
      <style:text-properties style:font-name="Consolas" fo:font-size="9pt" fo:font-weight="bold" style:font-size-asian="9pt" style:font-weight-asian="bold" style:font-size-complex="9pt" style:font-weight-complex="bold"/>
    </style:style>
    <style:style style:name="T30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31" style:family="text">
      <style:text-properties style:font-name="Consola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111111" draw:marker-start-width="0.494cm" draw:marker-end-width="0.494cm" draw:fill-color="#ffffff" draw:textarea-horizontal-align="justify" draw:textarea-vertical-align="middle" draw:auto-grow-height="false" fo:min-height="1.729cm" fo:min-width="6.909cm" fo:padding-top="0.025cm" fo:padding-bottom="0.025cm" fo:padding-left="0.025cm" fo:padding-right="0.025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draw:custom-shape text:anchor-type="paragraph" draw:z-index="0" draw:style-name="gr1" draw:text-style-name="P14" svg:width="6.959cm" svg:height="1.779cm" svg:x="-0.03cm" svg:y="1.418cm"><text:p><text:span text:style-name="T29"><text:s/></text:span><text:span text:style-name="T30">OBS! 1RU/1HJ/1SP/2KL kan vara </text:span><text:span text:style-name="T30"><text:line-break/></text:span><text:span text:style-name="T30"> <text:s text:c="7"/>4korts med </text:span><text:span text:style-name="T31">längre</text:span><text:span text:style-name="T30"> sidofärg.</text:span><text:span text:style-name="T30"><text:line-break/></text:span><text:span text:style-name="T30"> <text:s text:c="5"/>1NT lovar </text:span><text:span text:style-name="T31">ej</text:span><text:span text:style-name="T30"> balanserad hand.</text:span><text:span text:style-name="T30"><text:line-break/></text:span><text:span text:style-name="T30"> <text:s text:c="5"/>Många artificiella svarsbud!</text:span></text:p><draw:enhanced-geometry svg:viewBox="0 0 21600 21600" draw:type="rectangle" draw:enhanced-path="M 0 0 L 21600 0 21600 21600 0 21600 0 0 Z N"/></draw:custom-shape><text:span text:style-name="T3"><text:line-break/><text:line-break/></text:span><text:span text:style-name="T15">TURBO (</text:span><text:span text:style-name="T16">stark-1KL, </text:span><text:span text:style-name="T15">canapé-system)<text:line-break/></text:span><text:span text:style-name="T20"><text:line-break/></text:span><text:span text:style-name="T15"> <text:s text:c="3"/></text:span></text:p>
      <text:p text:style-name="P2"><text:line-break/><text:line-break/><text:line-break/></text:p>
      <text:p text:style-name="P2"><text:span text:style-name="T9">1KL:</text:span> <text:s/><text:span text:style-name="T5">16+. Rondkrav. Relä-metoder.</text:span></text:p>
      <text:p text:style-name="P7"><text:span text:style-name="T22">- </text:span><text:span text:style-name="T23">Artificiella svarsbud<text:line-break/></text:span><text:span text:style-name="T17"><text:line-break/></text:span><text:span text:style-name="T14">1RU:</text:span><text:span text:style-name="T21"> <text:s/></text:span>2+ru. 13-15:<text:line-break/> <text:s text:c="5"/>a) Bal. Även 5hö+332.<text:line-break/> <text:s text:c="5"/>b) 4441 med 4ru.<text:line-break/> <text:s text:c="5"/>c) 4ru + 5hö.</text:p>
      <text:p text:style-name="P8"><text:s text:c="6"/><text:span text:style-name="T8">d</text:span>) Minst 54/45 i lå.<text:line-break/><text:span text:style-name="T22">- </text:span><text:span text:style-name="T23">Artificiella svarsbud</text:span><text:line-break/><text:span text:style-name="T18"><text:line-break/></text:span><text:span text:style-name="T14">1</text:span><text:span text:style-name="T10">HJ/1SP</text:span><text:span text:style-name="T14">:</text:span><text:span text:style-name="T21"> <text:s/>4+färg. 10-15:<text:line-break/> <text:s text:c="5"/>a) 10-13 bal m 4hö el 5hö+332.<text:line-break/> <text:s text:c="5"/>b) 10-12 Marmic.<text:line-break/> <text:s text:c="5"/>c) 10-15. Minst 4hö och 5+sidofärg.<text:line-break/> <text:s text:c="5"/>d) 12-15. Enfärgad 6+hö.<text:line-break/> <text:s text:c="5"/>e) 1HJ: 13-15. 4414 m singel-ru.</text:span></text:p>
      <text:p text:style-name="P3"><text:span text:style-name="T24">- Artificiella svar på 2-läget</text:span><text:span text:style-name="T5"><text:line-break/></text:span><text:span text:style-name="T17"><text:line-break/></text:span><text:span text:style-name="T9">1NT:</text:span> <text:s/><text:span text:style-name="T6">10-13, ej 4hö. Minst 44 i lå el 5+lå<text:line-break/> <text:s text:c="7"/>OBS! Lovar </text:span><text:span text:style-name="T4">ej</text:span><text:span text:style-name="T6"> balanserad!</text:span></text:p>
      <text:p text:style-name="P4"><text:span text:style-name="T17"><text:line-break/></text:span><text:span text:style-name="T11">2KL:</text:span><text:span text:style-name="T6"> a) 13-15. 4+kl och 5+hö.<text:line-break/> <text:s text:c="5"/>b) 6+kl, 13-15 el ca 7ss.<text:line-break/></text:span><text:span text:style-name="T17"><text:line-break/></text:span><text:span text:style-name="T9">2RU:</text:span> <text:s/><text:span text:style-name="T6">Multi-variant:</text:span><text:line-break/> <text:s text:c="5"/><text:span text:style-name="T2">a) <text:s/>8-11. Minst 5korts hö.<text:line-break/> <text:s text:c="5"/>b) 13-15. Minst 5hö+5ru.<text:line-break/> <text:s text:c="5"/>c) 7korts hö, ca 7ss.<text:line-break/> <text:s text:c="5"/>d) 6+ru, 13-15 el ca 7ss.<text:line-break/></text:span><text:span text:style-name="T17"><text:line-break/></text:span><text:span text:style-name="T12">2</text:span><text:span text:style-name="T13">HJ/2SP</text:span><text:span text:style-name="T12">:</text:span><text:span text:style-name="T2"> 10-13. Minst 5hö och 4lå.</text:span></text:p>
      <text:p text:style-name="P5"><text:span text:style-name="T17"><text:line-break/></text:span><text:span text:style-name="T9">2NT:</text:span> <text:s/><text:span text:style-name="T7">13-15</text:span>. <text:span text:style-name="T7">Enfärgad 6+lå.<text:line-break/> <text:s text:c="6"/>Honnör i minst 2 sidofärger.</text:span></text:p>
      <text:p text:style-name="P1"><text:span text:style-name="T17"><text:line-break/></text:span>Mot 1NT: <text:span text:style-name="T7">Konv.<text:line-break/></text:span><text:span text:style-name="T19"><text:line-break/></text:span>Utspel: 10-12. <text:s/></text:p>
      <text:p text:style-name="P1">Markeringar: Schneider, Malmö, <text:span text:style-name="T1">Lav.</text:span></text:p>
      <text:p text:style-name="P12"><text:line-break/><text:span text:style-name="T25"> </text:span></text:p>
      <text:p text:style-name="P13"/>
      <text:p text:style-name="P6"><draw:custom-shape text:anchor-type="paragraph" draw:z-index="1" draw:style-name="gr1" draw:text-style-name="P14" svg:width="6.959cm" svg:height="1.779cm" svg:x="-0.03cm" svg:y="1.392cm"><text:p><text:span text:style-name="T29"><text:s/></text:span><text:span text:style-name="T30">OBS! 1RU/1HJ/1SP/2KL kan vara </text:span><text:span text:style-name="T30"><text:line-break/></text:span><text:span text:style-name="T30"> <text:s text:c="7"/>4korts med </text:span><text:span text:style-name="T31">längre</text:span><text:span text:style-name="T30"> sidofärg.</text:span><text:span text:style-name="T30"><text:line-break/></text:span><text:span text:style-name="T30"> <text:s text:c="5"/>1NT lovar </text:span><text:span text:style-name="T31">ej</text:span><text:span text:style-name="T30"> balanserad hand.</text:span><text:span text:style-name="T30"><text:line-break/></text:span><text:span text:style-name="T30"> <text:s text:c="5"/>Många artificiella svarsbud!</text:span></text:p><draw:enhanced-geometry svg:viewBox="0 0 21600 21600" draw:type="rectangle" draw:enhanced-path="M 0 0 L 21600 0 21600 21600 0 21600 0 0 Z N"/></draw:custom-shape><text:span text:style-name="T3"><text:line-break/><text:line-break/></text:span><text:span text:style-name="T15">TURBO (</text:span><text:span text:style-name="T16">stark-1KL, </text:span><text:span text:style-name="T15">canapé-system)<text:line-break/></text:span><text:span text:style-name="T20"><text:line-break/></text:span><text:span text:style-name="T15"> <text:s text:c="3"/></text:span></text:p>
      <text:p text:style-name="P6"><text:line-break/><text:line-break/><text:line-break/></text:p>
      <text:p text:style-name="P6"><text:span text:style-name="T9">1KL:</text:span> <text:s/><text:span text:style-name="T5">16+. Rondkrav. Relä-metoder.</text:span></text:p>
      <text:p text:style-name="P9"><text:span text:style-name="T22">- </text:span><text:span text:style-name="T23">Artificiella svarsbud<text:line-break/></text:span><text:span text:style-name="T17"><text:line-break/></text:span><text:span text:style-name="T14">1RU:</text:span><text:span text:style-name="T21"> <text:s/></text:span>2+ru. 13-15:<text:line-break/> <text:s text:c="5"/>a) Bal. Även 5hö+332.<text:line-break/> <text:s text:c="5"/>b) 4441 med 4ru.<text:line-break/> <text:s text:c="5"/>c) 4ru + 5hö.</text:p>
      <text:p text:style-name="P9"><text:s text:c="6"/><text:span text:style-name="T8">d</text:span>) Minst 54/45 i lå.<text:line-break/><text:span text:style-name="T22">- </text:span><text:span text:style-name="T23">Artificiella svarsbud</text:span><text:line-break/><text:span text:style-name="T18"><text:line-break/></text:span><text:span text:style-name="T14">1</text:span><text:span text:style-name="T10">HJ/1SP</text:span><text:span text:style-name="T14">:</text:span><text:span text:style-name="T21"> <text:s/>4+färg. 10-15:<text:line-break/> <text:s text:c="5"/>a) 10-13 bal m 4hö el 5hö+332.<text:line-break/> <text:s text:c="5"/>b) 10-12 Marmic.<text:line-break/> <text:s text:c="5"/>c) 10-15. Minst 4hö och 5+sidofärg.<text:line-break/> <text:s text:c="5"/>d) 12-15. Enfärgad 6+hö.<text:line-break/> <text:s text:c="5"/>e) 1HJ: 13-15. 4414 m singel-ru.</text:span></text:p>
      <text:p text:style-name="P6"><text:span text:style-name="T24">- Artificiella svar på 2-läget</text:span><text:span text:style-name="T5"><text:line-break/></text:span><text:span text:style-name="T17"><text:line-break/></text:span><text:span text:style-name="T9">1NT:</text:span> <text:s/><text:span text:style-name="T6">10-13, ej 4hö. Minst 44 i lå el 5+lå<text:line-break/> <text:s text:c="7"/>OBS! Lovar </text:span><text:span text:style-name="T4">ej</text:span><text:span text:style-name="T6"> balanserad!</text:span></text:p>
      <text:p text:style-name="P6"><text:span text:style-name="T17"><text:line-break/></text:span><text:span text:style-name="T11">2KL:</text:span><text:span text:style-name="T6"> a) 13-15. 4+kl och 5+hö.<text:line-break/> <text:s text:c="5"/>b) 6+kl, 13-15 el ca 7ss.<text:line-break/></text:span><text:span text:style-name="T17"><text:line-break/></text:span><text:span text:style-name="T9">2RU:</text:span> <text:s/><text:span text:style-name="T6">Multi-variant:</text:span><text:line-break/> <text:s text:c="5"/><text:span text:style-name="T2">a) <text:s/>8-11. Minst 5korts hö.<text:line-break/> <text:s text:c="5"/>b) 13-15. Minst 5hö+5ru.<text:line-break/> <text:s text:c="5"/>c) 7korts hö, ca 7ss.<text:line-break/> <text:s text:c="5"/>d) 6+ru, 13-15 el ca 7ss.<text:line-break/></text:span><text:span text:style-name="T17"><text:line-break/></text:span><text:span text:style-name="T12">2</text:span><text:span text:style-name="T13">HJ/2SP</text:span><text:span text:style-name="T12">:</text:span><text:span text:style-name="T2"> 10-13. Minst 5hö och 4lå.</text:span></text:p>
      <text:p text:style-name="P6"><text:span text:style-name="T17"><text:line-break/></text:span><text:span text:style-name="T9">2NT:</text:span> <text:s/><text:span text:style-name="T7">13-15</text:span>. <text:span text:style-name="T7">Enfärgad 6+lå.<text:line-break/> <text:s text:c="6"/>Honnör i minst 2 sidofärger.</text:span></text:p>
      <text:p text:style-name="P6"><text:span text:style-name="T17"><text:line-break/></text:span>Mot 1NT: <text:span text:style-name="T7">Konv.<text:line-break/></text:span><text:span text:style-name="T19"><text:line-break/></text:span>Utspel: 10-12. <text:s/></text:p>
      <text:p text:style-name="P6"><text:span text:style-name="T26">Markeringar: Schneider, Malmö, </text:span><text:span text:style-name="T28">Lav</text:span><text:span text:style-name="T27">.</text:span>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.499cm" fo:margin-right="0.499cm" style:shadow="none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00:21:16.073000000</meta:creation-date>
    <meta:print-date>2019-07-25T15:35:52.340000000</meta:print-date>
    <dc:date>2019-07-26T00:09:17.241000000</dc:date>
    <meta:editing-duration>PT3H15M43S</meta:editing-duration>
    <meta:editing-cycles>106</meta:editing-cycles>
    <meta:generator>LibreOffice/5.0.1.2$Windows_x86 LibreOffice_project/81898c9f5c0d43f3473ba111d7b351050be20261</meta:generator>
    <meta:document-statistic meta:table-count="0" meta:image-count="0" meta:object-count="0" meta:page-count="1" meta:paragraph-count="22" meta:word-count="278" meta:character-count="1849" meta:non-whitespace-character-count="1330"/>
  </office:meta>
</office:document-meta>
</file>